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800000108D63607006EE47E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gradient" draw:fill-gradient-name="Gradient_20_2" draw:gradient-step-count="64" draw:textarea-horizontal-align="justify" draw:textarea-vertical-align="middle" draw:auto-grow-height="false" fo:min-height="4.168cm" fo:min-width="3.918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4cm" fo:min-width="0cm"/>
      <style:paragraph-properties style:writing-mode="lr-tb"/>
    </style:style>
    <style:style style:name="gr4" style:family="graphic" style:parent-style-name="standard">
      <style:graphic-properties draw:stroke="none" svg:stroke-color="#3465a4" draw:fill="none" draw:gradient-step-count="0" draw:textarea-horizontal-align="justify" draw:textarea-vertical-align="middle" draw:auto-grow-height="false" fo:min-height="4.062cm" fo:min-width="3.918cm"/>
    </style:style>
    <style:style style:name="gr5" style:family="graphic" style:parent-style-name="standard">
      <style:graphic-properties draw:stroke="solid" svg:stroke-width="0.051cm" svg:stroke-color="#254166" draw:marker-start-width="0.279cm" draw:marker-end-width="0.279cm" draw:fill="none" draw:gradient-step-count="0" draw:textarea-horizontal-align="justify" draw:textarea-vertical-align="middle" draw:auto-grow-height="false" fo:min-height="4.264cm" fo:min-width="4.0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3465a4" draw:fill="gradient" draw:fill-gradient-name="Gradient_20_6" draw:gradient-step-count="64" draw:textarea-horizontal-align="justify" draw:textarea-vertical-align="middle" draw:auto-grow-height="false" fo:min-height="4.168cm" fo:min-width="3.9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6cm" fo:min-width="0cm"/>
      <style:paragraph-properties style:writing-mode="lr-tb"/>
    </style:style>
    <style:style style:name="gr8" style:family="graphic" style:parent-style-name="standard">
      <style:graphic-properties draw:stroke="solid" svg:stroke-width="0.051cm" svg:stroke-color="#333333" draw:marker-start-width="0.279cm" draw:marker-end-width="0.279cm" draw:fill="none" draw:gradient-step-count="0" draw:textarea-horizontal-align="justify" draw:textarea-vertical-align="middle" draw:auto-grow-height="false" fo:min-height="4.264cm" fo:min-width="4.014cm" fo:padding-top="0.15cm" fo:padding-bottom="0.15cm" fo:padding-left="0.275cm" fo:padding-right="0.27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gradient" draw:fill-gradient-name="Gradient_20_2" draw:gradient-step-count="6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ffffff" fo:font-weight="normal" style:font-weight-asian="normal" style:font-weight-complex="normal"/>
    </style:style>
    <style:style style:name="P4" style:family="paragraph">
      <loext:graphic-properties draw:fill="none" draw:fill-color="#ffffff"/>
      <style:paragraph-properties fo:line-height="115%"/>
      <style:text-properties fo:color="#ffffff" style:font-name="Comfortaa" fo:font-weight="normal" style:font-weight-asian="normal" style:font-weight-complex="normal"/>
    </style:style>
    <style:style style:name="P5" style:family="paragraph">
      <loext:graphic-properties draw:fill="none" draw:gradient-step-count="0"/>
      <style:paragraph-properties fo:text-align="center"/>
    </style:style>
    <style:style style:name="P6" style:family="paragraph">
      <loext:graphic-properties draw:fill="gradient" draw:fill-gradient-name="Gradient_20_6" draw:gradient-step-count="64"/>
      <style:paragraph-properties fo:text-align="center"/>
    </style:style>
    <style:style style:name="P7" style:family="paragraph">
      <style:text-properties fo:color="#000000"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fo:line-height="115%"/>
      <style:text-properties fo:color="#000000" style:font-name="Comfortaa" fo:font-weight="normal" style:font-weight-asian="normal" style:font-weight-complex="normal"/>
    </style:style>
    <style:style style:name="P9" style:family="paragraph">
      <loext:graphic-properties draw:fill-color="#ffffff"/>
    </style:style>
    <style:style style:name="T1" style:family="text">
      <style:text-properties fo:color="#ffffff" style:font-name="Comfortaa" fo:font-size="60pt" style:font-size-asian="60pt" style:font-size-complex="60pt"/>
    </style:style>
    <style:style style:name="T2" style:family="text">
      <style:text-properties fo:color="#000000" style:font-name="Comfortaa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248cm" svg:height="6.248cm" svg:x="3.178cm" svg:y="1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94cm" svg:height="2.794cm" svg:x="4.048cm" svg:y="2.24cm">
          <draw:image xlink:href="Pictures/100002010000010800000108D63607006EE47EFA.png" xlink:type="simple" xlink:show="embed" xlink:actuate="onLoad" loext:mime-type="image/png">
            <text:p/>
          </draw:image>
        </draw:frame>
        <draw:frame draw:style-name="gr3" draw:text-style-name="P4" draw:layer="layout" svg:width="6.107cm" svg:height="2.613cm" svg:x="3.375cm" svg:y="4.39cm">
          <draw:text-box>
            <text:p text:style-name="P3"><text:span text:style-name="T1">vэdo</text:span></text:p>
          </draw:text-box>
        </draw:frame>
        <draw:custom-shape draw:style-name="gr4" draw:text-style-name="P5" draw:layer="layout" svg:width="6.248cm" svg:height="6.096cm" svg:x="10.77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6.452cm" svg:height="6.452cm" svg:x="3.078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6.248cm" svg:height="6.248cm" svg:x="13.679cm" svg:y="1.6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2.794cm" svg:height="2.794cm" svg:x="14.549cm" svg:y="2.228cm">
          <draw:image xlink:href="Pictures/100002010000010800000108D63607006EE47EFA.png" xlink:type="simple" xlink:show="embed" xlink:actuate="onLoad" loext:mime-type="image/png">
            <text:p/>
          </draw:image>
        </draw:frame>
        <draw:frame draw:style-name="gr7" draw:text-style-name="P8" draw:layer="layout" svg:width="6.107cm" svg:height="2.613cm" svg:x="13.876cm" svg:y="4.378cm">
          <draw:text-box>
            <text:p text:style-name="P7"><text:span text:style-name="T2">vэd</text:span><text:span text:style-name="T2">o</text:span></text:p>
          </draw:text-box>
        </draw:frame>
        <draw:custom-shape draw:style-name="gr8" draw:text-style-name="P5" draw:layer="layout" svg:width="6.452cm" svg:height="6.452cm" svg:x="13.579cm" svg:y="1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radial" draw:cx="50%" draw:cy="50%" draw:start-color="#000000" draw:end-color="#3465a4" draw:start-intensity="100%" draw:end-intensity="100%" draw:border="0%"/>
    <draw:gradient draw:name="Gradient_20_3" draw:display-name="Gradient 3" draw:style="radial" draw:cx="50%" draw:cy="50%" draw:start-color="#808080" draw:end-color="#eeeeee" draw:start-intensity="100%" draw:end-intensity="100%" draw:border="0%"/>
    <draw:gradient draw:name="Gradient_20_4" draw:display-name="Gradient 4" draw:style="radial" draw:cx="50%" draw:cy="50%" draw:start-color="#999999" draw:end-color="#ffffff" draw:start-intensity="100%" draw:end-intensity="100%" draw:border="0%"/>
    <draw:gradient draw:name="Gradient_20_5" draw:display-name="Gradient 5" draw:style="radial" draw:cx="50%" draw:cy="50%" draw:start-color="#b2b2b2" draw:end-color="#ffffff" draw:start-intensity="100%" draw:end-intensity="100%" draw:border="0%"/>
    <draw:gradient draw:name="Gradient_20_6" draw:display-name="Gradient 6" draw:style="radial" draw:cx="50%" draw:cy="50%" draw:start-color="#cccccc" draw:end-color="#fffff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9:49:19.245230356</meta:creation-date>
    <dc:date>2022-01-29T20:26:06.386511926</dc:date>
    <meta:editing-duration>PT16M19S</meta:editing-duration>
    <meta:editing-cycles>3</meta:editing-cycles>
    <meta:generator>LibreOffice/6.4.7.2$Linux_X86_64 LibreOffice_project/40$Build-2</meta:generator>
    <meta:document-statistic meta:object-count="32"/>
  </office:meta>
</office:document-meta>
</file>